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</table:table>
      <table:table table:name="工作表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2011/02/16</text:date>, <text:time>10:10:3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2-16T10:10:35.58</dc:date>
    <dc:creator>張簡稜剛 </dc:creator>
    <meta:editing-duration>PT00H22M46S</meta:editing-duration>
    <meta:editing-cycles>1</meta:editing-cycles>
    <meta:document-statistic meta:table-count="3" meta:cell-count="12" meta:object-count="0"/>
    <meta:generator>OpenOffice.org/3.2$Win32 OpenOffice.org_project/320m18$Build-9502</meta:generator>
  </office:meta>
</office:document-meta>
</file>